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svg:stroke-width="0.2cm" draw:fill="none" draw:fill-color="#ffffff" fo:padding-top="0.05cm" fo:padding-bottom="0.05cm" fo:padding-left="0.05cm" fo:padding-right="0.05cm"/>
    </style:style>
    <style:style style:name="gr4" style:family="graphic" style:parent-style-name="standard">
      <style:graphic-properties draw:stroke="none" draw:fill="none" draw:textarea-horizontal-align="center" draw:textarea-vertical-align="middle" draw:auto-grow-width="true" fo:min-height="0.41cm" fo:min-width="1.538cm"/>
    </style:style>
  </office:automatic-styles>
  <office:body>
    <office:drawing>
      <draw:page draw:name="page1" draw:style-name="dp1" draw:master-page-name="Default">
        <draw:g>
          <draw:glue-point draw:id="4" svg:x="0cm" svg:y="5.256cm"/>
          <draw:glue-point draw:id="5" svg:x="-0.417cm" svg:y="-5cm"/>
          <draw:glue-point draw:id="6" svg:x="0cm" svg:y="-1.154cm"/>
          <draw:polygon draw:style-name="gr1" draw:layer="layout" svg:width="0.513cm" svg:height="0.262cm" svg:x="0.513cm" svg:y="1.277cm" svg:viewBox="0 0 514 263" draw:points="0,157 257,0 514,157 257,263">
            <text:p/>
          </draw:polygon>
          <draw:path draw:style-name="gr2" draw:layer="layout" svg:width="0.231cm" svg:height="1.093cm" svg:x="0.538cm" svg:y="0.374cm" svg:viewBox="0 0 232 1094" svg:d="m185 0h47m-47 104 47 52m-93 104 93 52m-93 52 93 52m-140 52 140 53m-140 52 140 104m-186 52 186 104m-186 52 186 104m-232 0 232 105">
            <text:p/>
          </draw:path>
          <draw:path draw:style-name="gr2" draw:layer="layout" svg:width="0.231cm" svg:height="1.093cm" svg:x="0.769cm" svg:y="0.374cm" svg:viewBox="0 0 232 1094" svg:d="m46 0h-46m46 104-46 52m92 104-92 52m92 52-92 52m139 52-139 53m139 52-139 104m185 52-185 104m185 52-185 104m232 0-232 105">
            <text:p/>
          </draw:path>
          <draw:polyline draw:style-name="gr2" draw:layer="layout" svg:width="0.064cm" svg:height="0.314cm" svg:x="0.705cm" svg:y="0cm" svg:viewBox="0 0 65 315" draw:points="65,315 0,157 65,209 0,0">
            <text:p/>
          </draw:polyline>
          <draw:polygon draw:style-name="gr3" draw:layer="layout" svg:width="0.513cm" svg:height="1.277cm" svg:x="0.513cm" svg:y="0.262cm" svg:viewBox="0 0 514 1278" draw:points="257,0 514,1175 257,1278 0,1175">
            <text:p/>
          </draw:polygon>
          <draw:path draw:style-name="gr3" draw:layer="layout" svg:width="0.513cm" svg:height="1.277cm" svg:x="0.513cm" svg:y="0.262cm" svg:viewBox="0 0 514 1278" svg:d="m0 1175 257-153 257 153m-257-1175v1278">
            <text:p/>
          </draw:path>
          <draw:frame draw:style-name="gr4" draw:layer="layout" svg:width="1.538cm" svg:height="1.025cm" svg:x="0cm" svg:y="1.28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Network - Antenna</dc:title>
    <meta:creation-date>2011-02-07T17:12:25</meta:creation-date>
    <meta:editing-duration>P0D</meta:editing-duration>
    <meta:editing-cycles>1</meta:editing-cycles>
    <meta:document-statistic meta:object-count="8"/>
    <meta:generator>OpenOffice.org/3.3$Linux OpenOffice.org_project/330m20$Build-9567</meta:generator>
  </office:meta>
</office:document-meta>
</file>